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style:text-autospace="none"/>
      <style:text-properties fo:color="#57a64a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text-properties fo:color="#57a64a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style:use-window-font-color="true" style:font-name="Times New Roman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style:text-autospace="none"/>
    </style:style>
    <style:style style:name="P8" style:family="paragraph" style:parent-style-name="Standard">
      <style:paragraph-properties fo:background-color="transparent" style:text-autospace="none">
        <style:background-image/>
      </style:paragraph-properties>
      <style:text-properties fo:color="#57a64a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  <style:text-properties fo:color="#b4b4b4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0" style:family="paragraph" style:parent-style-name="Standard" style:list-style-name="L1">
      <style:paragraph-properties style:text-autospace="none"/>
      <style:text-properties fo:color="#b4b4b4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P12" style:family="paragraph" style:parent-style-name="Standard" style:list-style-name="L2">
      <style:paragraph-properties style:text-autospace="none"/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P13" style:family="paragraph" style:parent-style-name="Standard" style:list-style-name="L1">
      <style:paragraph-properties style:text-autospace="none"/>
      <style:text-properties fo:color="#57a64a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>
      <style:paragraph-properties style:text-autospace="none"/>
      <style:text-properties fo:color="#57a64a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 style:list-style-name="">
      <style:paragraph-properties style:text-autospace="none"/>
    </style:style>
    <style:style style:name="P16" style:family="paragraph" style:parent-style-name="Standard">
      <style:paragraph-properties fo:background-color="transparent" style:text-autospace="none">
        <style:background-image/>
      </style:paragraph-properties>
      <style:text-properties style:use-window-font-color="true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1" style:family="text">
      <style:text-properties fo:color="#dcdcdc"/>
    </style:style>
    <style:style style:name="T2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dadada"/>
    </style:style>
    <style:style style:name="T4" style:family="text">
      <style:text-properties fo:color="#dadada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b4b4b4"/>
    </style:style>
    <style:style style:name="T6" style:family="text">
      <style:text-properties fo:color="#b4b4b4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b4b4b4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8" style:family="text">
      <style:text-properties fo:color="#569cd6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4ec9b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c8c8c8"/>
    </style:style>
    <style:style style:name="T11" style:family="text">
      <style:text-properties fo:color="#c8c8c8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d69d85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b5cea8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bd63c5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7f7f7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style:use-window-font-color="true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17" style:family="text"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T18" style:family="text">
      <style:text-properties fo:color="#57a64a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ED FEATURES</text:p>
      <text:p text:style-name="P1"/>
      <text:p text:style-name="P2">Camera</text:p>
      <text:p text:style-name="P2">Input da Tastiera</text:p>
      <text:p text:style-name="P2">Timer</text:p>
      <text:p text:style-name="P2">CPU-Monitor</text:p>
      <text:p text:style-name="P2">FPS-Monitor</text:p>
      <text:p text:style-name="P2"/>
      <text:p text:style-name="P2"/>
      <text:p text:style-name="P2">- Caricamento modello e texture da file txt e creazione copie </text:p>
      <text:p text:style-name="P2"/>
      <text:p text:style-name="P4">// Create, initialize and set position of the CUBE model object.</text:p>
      <text:p text:style-name="P5"><text:span text:style-name="T2"><text:tab/></text:span><text:span text:style-name="T4">m_CubeModel</text:span><text:span text:style-name="T2"> </text:span><text:span text:style-name="T6">=</text:span><text:span text:style-name="T2"> </text:span><text:span text:style-name="T8">new</text:span><text:span text:style-name="T2"> </text:span><text:span text:style-name="T9">Model</text:span><text:span text:style-name="T6">;</text:span></text:p>
      <text:p text:style-name="P5"><text:span text:style-name="T2"><text:tab/></text:span><text:span text:style-name="T8">if</text:span><text:span text:style-name="T2"> </text:span><text:span text:style-name="T6">(!</text:span><text:span text:style-name="T4">m_CubeModel</text:span><text:span text:style-name="T6">)</text:span><text:span text:style-name="T2"><text:tab/></text:span><text:span text:style-name="T6">{</text:span><text:span text:style-name="T2"> </text:span><text:span text:style-name="T8">return</text:span><text:span text:style-name="T2"> </text:span><text:span text:style-name="T8">false</text:span><text:span text:style-name="T6">;</text:span><text:span text:style-name="T2"> </text:span><text:span text:style-name="T6">}</text:span></text:p>
      <text:p text:style-name="P5"><text:span text:style-name="T2"><text:tab/></text:span><text:span text:style-name="T11">result</text:span><text:span text:style-name="T2"> </text:span><text:span text:style-name="T6">=</text:span><text:span text:style-name="T2"> </text:span><text:span text:style-name="T4">m_CubeModel</text:span><text:span text:style-name="T6">-&gt;</text:span><text:span text:style-name="T11">Initialize</text:span><text:span text:style-name="T6">(</text:span><text:span text:style-name="T4">m_D3D</text:span><text:span text:style-name="T6">-&gt;</text:span><text:span text:style-name="T11">GetDevice</text:span><text:span text:style-name="T6">(),</text:span><text:span text:style-name="T2"> </text:span><text:span text:style-name="T12">"../Engine/data/cube.txt"</text:span><text:span text:style-name="T6">,</text:span><text:span text:style-name="T2"> <text:tab/><text:tab/><text:tab/>L</text:span><text:span text:style-name="T12">"../Engine/data/wall01.dds"</text:span><text:span text:style-name="T6">,</text:span><text:span text:style-name="T2"> </text:span><text:span text:style-name="T13">0</text:span><text:span text:style-name="T6">);</text:span></text:p>
      <text:p text:style-name="P5"><text:span text:style-name="T2"><text:tab/></text:span><text:span text:style-name="T8">if</text:span><text:span text:style-name="T2"> </text:span><text:span text:style-name="T6">(!</text:span><text:span text:style-name="T11">result</text:span><text:span text:style-name="T6">)</text:span></text:p>
      <text:p text:style-name="P5"><text:span text:style-name="T2"><text:tab/></text:span><text:span text:style-name="T6">{</text:span></text:p>
      <text:p text:style-name="P5"><text:span text:style-name="T2"><text:tab/><text:tab/></text:span><text:span text:style-name="T14">MessageBox</text:span><text:span text:style-name="T6">(</text:span><text:span text:style-name="T15">hwnd</text:span><text:span text:style-name="T6">,</text:span><text:span text:style-name="T2"> L</text:span><text:span text:style-name="T12">"Could not initialize the cube model object."</text:span><text:span text:style-name="T6">,</text:span><text:span text:style-name="T2"> L</text:span><text:span text:style-name="T12">"Error"</text:span><text:span text:style-name="T6">,</text:span><text:span text:style-name="T2"> <text:tab/><text:tab/></text:span><text:span text:style-name="T14">MB_OK</text:span><text:span text:style-name="T6">);</text:span></text:p>
      <text:p text:style-name="P5"><text:span text:style-name="T2"><text:tab/><text:tab/></text:span><text:span text:style-name="T8">return</text:span><text:span text:style-name="T2"> </text:span><text:span text:style-name="T8">false</text:span><text:span text:style-name="T6">;</text:span></text:p>
      <text:p text:style-name="P5"><text:span text:style-name="T2"><text:tab/></text:span><text:span text:style-name="T6">}</text:span></text:p>
      <text:p text:style-name="P5"><text:span text:style-name="T2"><text:tab/></text:span><text:span text:style-name="T4">m_CubeModel</text:span><text:span text:style-name="T6">-&gt;</text:span><text:span text:style-name="T11">SetPosition</text:span><text:span text:style-name="T6">(</text:span><text:span text:style-name="T13">50.0f</text:span><text:span text:style-name="T6">,</text:span><text:span text:style-name="T2"> </text:span><text:span text:style-name="T13">2.0f</text:span><text:span text:style-name="T6">,</text:span><text:span text:style-name="T2"> </text:span><text:span text:style-name="T13">10.0f</text:span><text:span text:style-name="T6">);</text:span></text:p>
      <text:p text:style-name="P9"/>
      <text:p text:style-name="P5"><text:span text:style-name="T7">- </text:span><text:span text:style-name="T16">Creazione lista di posizioni e colori random per renderizzare piu modelli a diverse posizioni</text:span></text:p>
      <text:p text:style-name="P16"/>
      <text:p text:style-name="P8">// Create and Initialize the model list object.</text:p>
      <text:p text:style-name="P5"><text:span text:style-name="T2"><text:tab/></text:span><text:span text:style-name="T4">m_ModelList</text:span><text:span text:style-name="T2"> </text:span><text:span text:style-name="T6">=</text:span><text:span text:style-name="T2"> </text:span><text:span text:style-name="T8">new</text:span><text:span text:style-name="T2"> </text:span><text:span text:style-name="T9">ModelListClass</text:span><text:span text:style-name="T6">;</text:span></text:p>
      <text:p text:style-name="P5"><text:span text:style-name="T2"><text:tab/></text:span><text:span text:style-name="T8">if</text:span><text:span text:style-name="T2"> </text:span><text:span text:style-name="T6">(!</text:span><text:span text:style-name="T4">m_ModelList</text:span><text:span text:style-name="T6">)</text:span><text:span text:style-name="T2"><text:tab/></text:span><text:span text:style-name="T6">{</text:span><text:span text:style-name="T2"><text:tab/></text:span><text:span text:style-name="T8">return</text:span><text:span text:style-name="T2"> </text:span><text:span text:style-name="T8">false</text:span><text:span text:style-name="T6">;</text:span><text:span text:style-name="T2"><text:tab/></text:span><text:span text:style-name="T6">}</text:span></text:p>
      <text:p text:style-name="P5"><text:span text:style-name="T2"><text:tab/></text:span><text:span text:style-name="T11">result</text:span><text:span text:style-name="T2"> </text:span><text:span text:style-name="T6">=</text:span><text:span text:style-name="T2"> </text:span><text:span text:style-name="T4">m_ModelList</text:span><text:span text:style-name="T6">-&gt;</text:span><text:span text:style-name="T11">Initialize</text:span><text:span text:style-name="T6">(</text:span><text:span text:style-name="T13">500</text:span><text:span text:style-name="T6">);</text:span></text:p>
      <text:p text:style-name="P5"><text:span text:style-name="T2"><text:tab/></text:span><text:span text:style-name="T8">if</text:span><text:span text:style-name="T2"> </text:span><text:span text:style-name="T6">(!</text:span><text:span text:style-name="T11">result</text:span><text:span text:style-name="T6">)</text:span></text:p>
      <text:p text:style-name="P5"><text:span text:style-name="T2"><text:tab/></text:span><text:span text:style-name="T6">{</text:span></text:p>
      <text:p text:style-name="P5"><text:span text:style-name="T2"><text:tab/><text:tab/></text:span><text:span text:style-name="T14">MessageBox</text:span><text:span text:style-name="T6">(</text:span><text:span text:style-name="T15">hwnd</text:span><text:span text:style-name="T6">,</text:span><text:span text:style-name="T2"> L</text:span><text:span text:style-name="T12">"Could not initialize the model list object."</text:span><text:span text:style-name="T6">,</text:span><text:span text:style-name="T2"> L</text:span><text:span text:style-name="T12">"Error"</text:span><text:span text:style-name="T6">,</text:span><text:span text:style-name="T2"> <text:tab/><text:tab/></text:span><text:span text:style-name="T14">MB_OK</text:span><text:span text:style-name="T6">);</text:span></text:p>
      <text:p text:style-name="P5"><text:span text:style-name="T2"><text:tab/><text:tab/></text:span><text:span text:style-name="T8">return</text:span><text:span text:style-name="T2"> </text:span><text:span text:style-name="T8">false</text:span><text:span text:style-name="T6">;</text:span></text:p>
      <text:p text:style-name="P5"><text:span text:style-name="T2"><text:tab/></text:span><text:span text:style-name="T6">}</text:span></text:p>
      <text:list xml:id="list5647672180955769644" text:style-name="L1">
        <text:list-header>
          <text:p text:style-name="P10"/>
        </text:list-header>
      </text:list>
      <text:p text:style-name="P7"><text:span text:style-name="T6">- </text:span><text:span text:style-name="T17">Creazione e modifica luci</text:span></text:p>
      <text:list xml:id="list37521507" text:continue-numbering="true" text:style-name="L1">
        <text:list-header>
          <text:p text:style-name="P13"/>
        </text:list-header>
      </text:list>
      <text:p text:style-name="P3">// Create and initialize the light object.</text:p>
      <text:p text:style-name="P5"><text:span text:style-name="T2"><text:tab/></text:span><text:span text:style-name="T4">m_Light</text:span><text:span text:style-name="T2"> </text:span><text:span text:style-name="T6">=</text:span><text:span text:style-name="T2"> </text:span><text:span text:style-name="T8">new</text:span><text:span text:style-name="T2"> </text:span><text:span text:style-name="T9">LightManager</text:span><text:span text:style-name="T6">;</text:span></text:p>
      <text:p text:style-name="P5"><text:span text:style-name="T2"><text:tab/></text:span><text:span text:style-name="T8">if</text:span><text:span text:style-name="T2"> </text:span><text:span text:style-name="T6">(!</text:span><text:span text:style-name="T4">m_Light</text:span><text:span text:style-name="T6">)</text:span><text:span text:style-name="T2"><text:tab/></text:span><text:span text:style-name="T6">{</text:span><text:span text:style-name="T2"> </text:span><text:span text:style-name="T8">return</text:span><text:span text:style-name="T2"> </text:span><text:span text:style-name="T8">false</text:span><text:span text:style-name="T6">;</text:span><text:span text:style-name="T2"> </text:span><text:span text:style-name="T6">}</text:span></text:p>
      <text:p text:style-name="P5"><text:span text:style-name="T2"><text:tab/></text:span><text:span text:style-name="T4">m_Light</text:span><text:span text:style-name="T6">-&gt;</text:span><text:span text:style-name="T11">SetAmbientColor</text:span><text:span text:style-name="T6">(</text:span><text:span text:style-name="T13">0.15f</text:span><text:span text:style-name="T6">,</text:span><text:span text:style-name="T2"> </text:span><text:span text:style-name="T13">0.15f</text:span><text:span text:style-name="T6">,</text:span><text:span text:style-name="T2"> </text:span><text:span text:style-name="T13">0.15f</text:span><text:span text:style-name="T6">,</text:span><text:span text:style-name="T2"> </text:span><text:span text:style-name="T13">1.0f</text:span><text:span text:style-name="T6">);</text:span></text:p>
      <text:p text:style-name="P5"><text:span text:style-name="T2"><text:tab/></text:span><text:span text:style-name="T4">m_Light</text:span><text:span text:style-name="T6">-&gt;</text:span><text:span text:style-name="T11">SetDiffuseColor</text:span><text:span text:style-name="T6">(</text:span><text:span text:style-name="T13">1.0f</text:span><text:span text:style-name="T6">,</text:span><text:span text:style-name="T2"> </text:span><text:span text:style-name="T13">1.0f</text:span><text:span text:style-name="T6">,</text:span><text:span text:style-name="T2"> </text:span><text:span text:style-name="T13">1.0f</text:span><text:span text:style-name="T6">,</text:span><text:span text:style-name="T2"> </text:span><text:span text:style-name="T13">1.0f</text:span><text:span text:style-name="T6">);</text:span></text:p>
      <text:p text:style-name="P5"><text:span text:style-name="T2"><text:tab/></text:span><text:span text:style-name="T4">m_Light</text:span><text:span text:style-name="T6">-&gt;</text:span><text:span text:style-name="T11">GenerateOrthoMatrix</text:span><text:span text:style-name="T6">(</text:span><text:span text:style-name="T13">20.0f</text:span><text:span text:style-name="T6">,</text:span><text:span text:style-name="T2"> </text:span><text:span text:style-name="T11">SHADOWMAP_DEPTH</text:span><text:span text:style-name="T6">,</text:span><text:span text:style-name="T2"> </text:span><text:span text:style-name="T11">SHADOWMAP_NEAR</text:span><text:span text:style-name="T6">);</text:span></text:p>
      <text:p text:style-name="P11"/>
      <text:p text:style-name="P11">- Creazione di una texture con la scena dentro, render to texture</text:p>
      <text:p text:style-name="P11"/>
      <text:p text:style-name="P3">// Create and Initialize the render to texture object.</text:p>
      <text:p text:style-name="P5"><text:span text:style-name="T2"><text:tab/></text:span><text:span text:style-name="T4">m_RenderToTexture</text:span><text:span text:style-name="T2"> </text:span><text:span text:style-name="T6">=</text:span><text:span text:style-name="T2"> </text:span><text:span text:style-name="T8">new</text:span><text:span text:style-name="T2"> </text:span><text:span text:style-name="T9">RenderToTexture</text:span><text:span text:style-name="T6">;</text:span></text:p>
      <text:p text:style-name="P5"><text:span text:style-name="T2"><text:tab/></text:span><text:span text:style-name="T8">if</text:span><text:span text:style-name="T2"> </text:span><text:span text:style-name="T6">(!</text:span><text:span text:style-name="T4">m_RenderToTexture</text:span><text:span text:style-name="T6">)</text:span><text:span text:style-name="T2"><text:tab/></text:span><text:span text:style-name="T6">{</text:span><text:span text:style-name="T2"> </text:span><text:span text:style-name="T8">return</text:span><text:span text:style-name="T2"> </text:span><text:span text:style-name="T8">false</text:span><text:span text:style-name="T6">;</text:span><text:span text:style-name="T2"> </text:span><text:span text:style-name="T6">}</text:span></text:p>
      <text:p text:style-name="P5"><text:span text:style-name="T2"><text:tab/></text:span><text:span text:style-name="T11">result</text:span><text:span text:style-name="T2"> </text:span><text:span text:style-name="T6">=</text:span><text:span text:style-name="T2"> </text:span><text:span text:style-name="T4">m_RenderToTexture</text:span><text:span text:style-name="T6">-&gt;</text:span><text:span text:style-name="T11">Initialize</text:span><text:span text:style-name="T6">(</text:span><text:span text:style-name="T4">m_D3D</text:span><text:span text:style-name="T6">-&gt;</text:span><text:span text:style-name="T11">GetDevice</text:span><text:span text:style-name="T6">(),</text:span><text:span text:style-name="T2"> </text:span><text:span text:style-name="T11">SHADOWMAP_WIDTH</text:span><text:span text:style-name="T6">,</text:span><text:span text:style-name="T2"> <text:tab/><text:tab/><text:tab/></text:span><text:span text:style-name="T11">SHADOWMAP_HEIGHT</text:span><text:span text:style-name="T6">,</text:span><text:span text:style-name="T2"> </text:span><text:span text:style-name="T11">SHADOWMAP_DEPTH</text:span><text:span text:style-name="T6">,</text:span><text:span text:style-name="T2"> </text:span><text:span text:style-name="T11">SHADOWMAP_NEAR</text:span><text:span text:style-name="T6">);</text:span></text:p>
      <text:p text:style-name="P5"><text:span text:style-name="T2"><text:tab/></text:span><text:span text:style-name="T8">if</text:span><text:span text:style-name="T2"> </text:span><text:span text:style-name="T6">(!</text:span><text:span text:style-name="T11">result</text:span><text:span text:style-name="T6">)</text:span></text:p>
      <text:p text:style-name="P5"><text:span text:style-name="T2"><text:tab/></text:span><text:span text:style-name="T6">{</text:span></text:p>
      <text:p text:style-name="P5"><text:span text:style-name="T2"><text:tab/><text:tab/></text:span><text:span text:style-name="T14">MessageBox</text:span><text:span text:style-name="T6">(</text:span><text:span text:style-name="T15">hwnd</text:span><text:span text:style-name="T6">,</text:span><text:span text:style-name="T2"> L</text:span><text:span text:style-name="T12">"Could not initialize the render to texture object."</text:span><text:span text:style-name="T6">,</text:span><text:span text:style-name="T2"> <text:tab/><text:tab/><text:tab/>L</text:span><text:span text:style-name="T12">"Error"</text:span><text:span text:style-name="T6">,</text:span><text:span text:style-name="T2"> </text:span><text:span text:style-name="T14">MB_OK</text:span><text:span text:style-name="T6">);</text:span></text:p>
      <text:p text:style-name="P5"><text:span text:style-name="T2"><text:tab/><text:tab/></text:span><text:span text:style-name="T8">return</text:span><text:span text:style-name="T2"> </text:span><text:span text:style-name="T8">false</text:span><text:span text:style-name="T6">;</text:span></text:p>
      <text:p text:style-name="P5"><text:span text:style-name="T2"><text:tab/></text:span><text:span text:style-name="T6">}</text:span></text:p>
      <text:p text:style-name="P6"><text:span text:style-name="T4"><text:tab/>m_RenderToTexture</text:span><text:span text:style-name="T6">-&gt;</text:span><text:span text:style-name="T11">SetRenderTarget</text:span><text:span text:style-name="T6">(</text:span><text:span text:style-name="T4">m_D3D</text:span><text:span text:style-name="T6">-&gt;</text:span><text:span text:style-name="T11">GetDeviceContext</text:span><text:span text:style-name="T6">());</text:span></text:p>
      <text:p text:style-name="P5"><text:span text:style-name="T2"><text:tab/></text:span><text:span text:style-name="T4">m_RenderToTexture</text:span><text:span text:style-name="T6">-&gt;</text:span><text:span text:style-name="T11">ClearRenderTarget</text:span><text:span text:style-name="T6">(</text:span><text:span text:style-name="T4">m_D3D</text:span><text:span text:style-name="T6">-&gt;</text:span><text:span text:style-name="T11">GetDeviceContext</text:span><text:span text:style-name="T6">(),</text:span><text:span text:style-name="T2"> </text:span><text:span text:style-name="T13">0.0f</text:span><text:span text:style-name="T6">,</text:span><text:span text:style-name="T2"> </text:span><text:span text:style-name="T13">0.0f</text:span><text:span text:style-name="T6">,</text:span><text:span text:style-name="T2"> </text:span><text:span text:style-name="T13">0.0f</text:span><text:span text:style-name="T6">,</text:span><text:span text:style-name="T2"> </text:span><text:soft-page-break/><text:span text:style-name="T2"><text:tab/><text:tab/></text:span><text:span text:style-name="T13">1.0f</text:span><text:span text:style-name="T6">);</text:span></text:p>
      <text:p text:style-name="P11"/>
      <text:p text:style-name="P11">- Turn On and OFF Z Buffer</text:p>
      <text:p text:style-name="P3">// In Render</text:p>
      <text:p text:style-name="P6"><text:span text:style-name="T4">m_D3D</text:span><text:span text:style-name="T6">-&gt;</text:span><text:span text:style-name="T11">TurnZBufferOn</text:span><text:span text:style-name="T6">(); </text:span></text:p>
      <text:p text:style-name="P6"><text:span text:style-name="T4">m_D3D</text:span><text:span text:style-name="T6">-&gt;</text:span><text:span text:style-name="T11">TurnZBufferOFF</text:span><text:span text:style-name="T6">();</text:span></text:p>
      <text:p text:style-name="P11"/>
      <text:p text:style-name="P11">- Check Frustum</text:p>
      <text:p text:style-name="P3">// In Render</text:p>
      <text:p text:style-name="P3"><text:span text:style-name="T10">renderModel</text:span><text:span text:style-name="T1"> </text:span><text:span text:style-name="T5">=</text:span><text:span text:style-name="T1"> </text:span><text:span text:style-name="T3">m_Frustum</text:span><text:span text:style-name="T5">-&gt;</text:span><text:span text:style-name="T10">CheckPoint</text:span><text:span text:style-name="T5">(</text:span><text:span text:style-name="T10">positionX</text:span><text:span text:style-name="T5">,</text:span><text:span text:style-name="T1"> </text:span><text:span text:style-name="T10">positionY</text:span><text:span text:style-name="T5">,</text:span><text:span text:style-name="T1"> </text:span><text:span text:style-name="T10">positionZ</text:span><text:span text:style-name="T5">);</text:span></text:p>
      <text:p text:style-name="P6"><text:span text:style-name="T11">renderModel</text:span><text:span text:style-name="T2"> </text:span><text:span text:style-name="T6">=</text:span><text:span text:style-name="T2"> </text:span><text:span text:style-name="T4">m_Frustum</text:span><text:span text:style-name="T6">-&gt;</text:span><text:span text:style-name="T11">CheckCube</text:span><text:span text:style-name="T6">(</text:span><text:span text:style-name="T11">positionX</text:span><text:span text:style-name="T6">,</text:span><text:span text:style-name="T2"> </text:span><text:span text:style-name="T11">positionY</text:span><text:span text:style-name="T6">,</text:span><text:span text:style-name="T2"> </text:span><text:span text:style-name="T11">positionZ</text:span><text:span text:style-name="T6">,</text:span><text:span text:style-name="T2"> </text:span><text:span text:style-name="T11">radius</text:span><text:span text:style-name="T6">);</text:span></text:p>
      <text:p text:style-name="P6"><text:span text:style-name="T11">renderModel</text:span><text:span text:style-name="T2"> </text:span><text:span text:style-name="T6">=</text:span><text:span text:style-name="T2"> </text:span><text:span text:style-name="T4">m_Frustum</text:span><text:span text:style-name="T6">-&gt;</text:span><text:span text:style-name="T11">CheckSphere</text:span><text:span text:style-name="T6">(</text:span><text:span text:style-name="T11">positionX</text:span><text:span text:style-name="T6">,</text:span><text:span text:style-name="T2"> </text:span><text:span text:style-name="T11">positionY</text:span><text:span text:style-name="T6">,</text:span><text:span text:style-name="T2"> </text:span><text:span text:style-name="T11">positionZ</text:span><text:span text:style-name="T6">,</text:span><text:span text:style-name="T2"> </text:span><text:span text:style-name="T11">radius</text:span><text:span text:style-name="T6">);</text:span></text:p>
      <text:p text:style-name="P6"><text:span text:style-name="T11">renderModel</text:span><text:span text:style-name="T2"> </text:span><text:span text:style-name="T6">=</text:span><text:span text:style-name="T2"> </text:span><text:span text:style-name="T4">m_Frustum</text:span><text:span text:style-name="T6">-&gt;</text:span><text:span text:style-name="T11">CheckRectangle</text:span><text:span text:style-name="T6">(</text:span><text:span text:style-name="T11">positionX</text:span><text:span text:style-name="T6">,</text:span><text:span text:style-name="T2"> </text:span><text:span text:style-name="T11">positionY</text:span><text:span text:style-name="T6">,</text:span><text:span text:style-name="T2"> </text:span><text:span text:style-name="T11">positionZ</text:span><text:span text:style-name="T6">,</text:span><text:span text:style-name="T2"> </text:span><text:span text:style-name="T11">radius</text:span><text:span text:style-name="T6">);</text:span></text:p>
      <text:list xml:id="list307333193493135134" text:style-name="L2">
        <text:list-header>
          <text:p text:style-name="P12"/>
        </text:list-header>
      </text:list>
      <text:p text:style-name="P11">- Gestione shaders attraverso un manager</text:p>
      <text:p text:style-name="P3">// Create and Initialize the shader manager object.</text:p>
      <text:p text:style-name="P5"><text:span text:style-name="T2"><text:tab/></text:span><text:span text:style-name="T4">m_ShaderManager</text:span><text:span text:style-name="T2"> </text:span><text:span text:style-name="T6">=</text:span><text:span text:style-name="T2"> </text:span><text:span text:style-name="T8">new</text:span><text:span text:style-name="T2"> </text:span><text:span text:style-name="T9">ShaderManager</text:span><text:span text:style-name="T6">;</text:span></text:p>
      <text:p text:style-name="P5"><text:span text:style-name="T2"><text:tab/></text:span><text:span text:style-name="T8">if</text:span><text:span text:style-name="T2"> </text:span><text:span text:style-name="T6">(!</text:span><text:span text:style-name="T4">m_ShaderManager</text:span><text:span text:style-name="T6">){</text:span><text:span text:style-name="T2"> </text:span><text:span text:style-name="T8">return</text:span><text:span text:style-name="T2"> </text:span><text:span text:style-name="T8">false</text:span><text:span text:style-name="T6">;</text:span><text:span text:style-name="T2"> </text:span><text:span text:style-name="T6">}</text:span></text:p>
      <text:p text:style-name="P5"><text:span text:style-name="T2"><text:tab/></text:span><text:span text:style-name="T11">result</text:span><text:span text:style-name="T2"> </text:span><text:span text:style-name="T6">=</text:span><text:span text:style-name="T2"> </text:span><text:span text:style-name="T4">m_ShaderManager</text:span><text:span text:style-name="T6">-&gt;</text:span><text:span text:style-name="T11">Initialize</text:span><text:span text:style-name="T6">(</text:span><text:span text:style-name="T4">m_D3D</text:span><text:span text:style-name="T6">-&gt;</text:span><text:span text:style-name="T11">GetDevice</text:span><text:span text:style-name="T6">(),</text:span><text:span text:style-name="T2"> </text:span><text:span text:style-name="T15">hwnd</text:span><text:span text:style-name="T6">);</text:span></text:p>
      <text:p text:style-name="P5"><text:span text:style-name="T2"><text:tab/></text:span><text:span text:style-name="T8">if</text:span><text:span text:style-name="T2"> </text:span><text:span text:style-name="T6">(!</text:span><text:span text:style-name="T11">result</text:span><text:span text:style-name="T6">)</text:span></text:p>
      <text:p text:style-name="P5"><text:span text:style-name="T2"><text:tab/></text:span><text:span text:style-name="T6">{</text:span></text:p>
      <text:p text:style-name="P5"><text:span text:style-name="T2"><text:tab/><text:tab/></text:span><text:span text:style-name="T14">MessageBox</text:span><text:span text:style-name="T6">(</text:span><text:span text:style-name="T15">hwnd</text:span><text:span text:style-name="T6">,</text:span><text:span text:style-name="T2"> L</text:span><text:span text:style-name="T12">"Could not initialize the shader manager object."</text:span><text:span text:style-name="T6">,</text:span><text:span text:style-name="T2"> L</text:span><text:span text:style-name="T12">"Error"</text:span><text:span text:style-name="T6">,</text:span><text:span text:style-name="T2"> <text:tab/><text:tab/></text:span><text:span text:style-name="T14">MB_OK</text:span><text:span text:style-name="T6">);</text:span></text:p>
      <text:p text:style-name="P5"><text:span text:style-name="T2"><text:tab/><text:tab/></text:span><text:span text:style-name="T8">return</text:span><text:span text:style-name="T2"> </text:span><text:span text:style-name="T8">false</text:span><text:span text:style-name="T6">;</text:span></text:p>
      <text:p text:style-name="P5"><text:span text:style-name="T2"><text:tab/></text:span><text:span text:style-name="T6">}</text:span></text:p>
      <text:p text:style-name="P11"/>
      <text:p text:style-name="P11">- Render multiple texture models</text:p>
      <text:p text:style-name="P15"><text:span text:style-name="T18">// Create, initialize and set position of the SPHERE model object.</text:span></text:p>
      <text:p text:style-name="P15"><text:span text:style-name="T2"><text:tab/></text:span><text:span text:style-name="T4">m_SphereModel</text:span><text:span text:style-name="T2"> </text:span><text:span text:style-name="T6">=</text:span><text:span text:style-name="T2"> </text:span><text:span text:style-name="T8">new</text:span><text:span text:style-name="T2"> </text:span><text:span text:style-name="T9">Model</text:span><text:span text:style-name="T6">;</text:span></text:p>
      <text:p text:style-name="P15"><text:span text:style-name="T2"><text:tab/></text:span><text:span text:style-name="T8">if</text:span><text:span text:style-name="T2"> </text:span><text:span text:style-name="T6">(!</text:span><text:span text:style-name="T4">m_SphereModel</text:span><text:span text:style-name="T6">)</text:span><text:span text:style-name="T2"><text:tab/></text:span><text:span text:style-name="T6">{</text:span><text:span text:style-name="T2"> </text:span><text:span text:style-name="T8">return</text:span><text:span text:style-name="T2"> </text:span><text:span text:style-name="T8">false</text:span><text:span text:style-name="T6">;</text:span><text:span text:style-name="T2"> </text:span><text:span text:style-name="T6">}</text:span></text:p>
      <text:p text:style-name="P15"><text:span text:style-name="T2"><text:tab/></text:span><text:span text:style-name="T11">result</text:span><text:span text:style-name="T2"> </text:span><text:span text:style-name="T6">=</text:span><text:span text:style-name="T2"> </text:span><text:span text:style-name="T4">m_SphereModel</text:span><text:span text:style-name="T6">-&gt;</text:span><text:span text:style-name="T11">Initialize</text:span><text:span text:style-name="T6">(</text:span><text:span text:style-name="T4">m_D3D</text:span><text:span text:style-name="T6">-&gt;</text:span><text:span text:style-name="T11">GetDevice</text:span><text:span text:style-name="T6">(),</text:span><text:span text:style-name="T2"> </text:span><text:span text:style-name="T12">"../Engine/data/sphere.txt"</text:span><text:span text:style-name="T6">,</text:span><text:span text:style-name="T2"> <text:tab/><text:tab/>L</text:span><text:span text:style-name="T12">"../Engine/data/ice.dds"</text:span><text:span text:style-name="T6">,</text:span><text:span text:style-name="T2"> L</text:span><text:span text:style-name="T12">"../Engine/data/stone01.dds"</text:span><text:span text:style-name="T6">,</text:span><text:span text:style-name="T2"> </text:span><text:span text:style-name="T13">0</text:span><text:span text:style-name="T6">);</text:span></text:p>
      <text:p text:style-name="P15"><text:span text:style-name="T2"><text:tab/></text:span><text:span text:style-name="T8">if</text:span><text:span text:style-name="T2"> </text:span><text:span text:style-name="T6">(!</text:span><text:span text:style-name="T11">result</text:span><text:span text:style-name="T6">)</text:span></text:p>
      <text:p text:style-name="P15"><text:span text:style-name="T2"><text:tab/></text:span><text:span text:style-name="T6">{</text:span></text:p>
      <text:p text:style-name="P15"><text:span text:style-name="T2"><text:tab/><text:tab/></text:span><text:span text:style-name="T14">MessageBox</text:span><text:span text:style-name="T6">(</text:span><text:span text:style-name="T15">hwnd</text:span><text:span text:style-name="T6">,</text:span><text:span text:style-name="T2"> L</text:span><text:span text:style-name="T12">"Could not initialize the sphere model object."</text:span><text:span text:style-name="T6">,</text:span><text:span text:style-name="T2"> L</text:span><text:span text:style-name="T12">"Error"</text:span><text:span text:style-name="T6">,</text:span><text:span text:style-name="T2"> <text:tab/><text:tab/></text:span><text:span text:style-name="T14">MB_OK</text:span><text:span text:style-name="T6">);</text:span></text:p>
      <text:p text:style-name="P15"><text:span text:style-name="T2"><text:tab/><text:tab/></text:span><text:span text:style-name="T8">return</text:span><text:span text:style-name="T2"> </text:span><text:span text:style-name="T8">false</text:span><text:span text:style-name="T6">;</text:span></text:p>
      <text:p text:style-name="P15"><text:span text:style-name="T2"><text:tab/></text:span><text:span text:style-name="T6">}</text:span></text:p>
      <text:p text:style-name="P11">Questo metodo per il momento sostituisce il precedente nella creazione del modell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7M27S</meta:editing-duration>
    <meta:editing-cycles>6</meta:editing-cycles>
    <meta:generator>OpenOffice/4.1.1$Win32 OpenOffice.org_project/411m6$Build-9775</meta:generator>
    <dc:date>2015-06-09T17:35:01.46</dc:date>
    <meta:document-statistic meta:table-count="0" meta:image-count="0" meta:object-count="0" meta:page-count="2" meta:paragraph-count="77" meta:word-count="357" meta:character-count="3105"/>
    <meta:user-defined meta:name="Info 1"/>
    <meta:user-defined meta:name="Info 2"/>
    <meta:user-defined meta:name="Info 3"/>
    <meta:user-defined meta:name="Info 4"/>
  </office:meta>
</office:document-meta>
</file>